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7af3f" officeooo:paragraph-rsid="0017af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одключаем extension:</text:p>
      <text:p text:style-name="Standard">create extension postgres_fdw</text:p>
      <text:p text:style-name="Standard"/>
      <text:p text:style-name="P1">Подключаем удаленный сервер (можно тот же самый, можно удаленный):</text:p>
      <text:p text:style-name="Standard">CREATE SERVER local2 FOREIGN DATA WRAPPER postgres_fdw OPTIONS (host '192.168.1.12', dbname 'AuctionsSearch', port '5432');</text:p>
      <text:p text:style-name="Standard"/>
      <text:p text:style-name="P1">Подключаем пользователя для доступа к другой БД:</text:p>
      <text:p text:style-name="Standard">CREATE USER MAPPING FOR admin SERVER local2 OPTIONS (user 'admin', password 'admin');</text:p>
      <text:p text:style-name="Standard"/>
      <text:p text:style-name="P1">Делаем импорт удаленной схемы:</text:p>
      <text:p text:style-name="Standard">IMPORT FOREIGN SCHEMA public FROM SERVER local2 INTO public;</text:p>
      <text:p text:style-name="Standard"/>
      <text:p text:style-name="P1">Все, можно обращаться к удаленной БД обычным образом,</text:p>
      <text:p text:style-name="P1">например если работаем в БД AuctionImage, подключаем другую БД — AuctionSearch, и из БД AuctionImage делаем запрос:</text:p>
      <text:p text:style-name="P1">select * from public."SearchItems"</text:p>
      <text:p text:style-name="P1">то есть читаем данные из другой БД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3T15:13:56.162963766</meta:creation-date>
    <dc:date>2024-11-03T15:18:13.873138894</dc:date>
    <meta:editing-duration>PT4M18S</meta:editing-duration>
    <meta:editing-cycles>1</meta:editing-cycles>
    <meta:document-statistic meta:table-count="0" meta:image-count="0" meta:object-count="0" meta:page-count="1" meta:paragraph-count="12" meta:word-count="95" meta:character-count="698" meta:non-whitespace-character-count="614"/>
    <meta:generator>LibreOffice/24.8.2.1$Linux_X86_64 LibreOffice_project/480$Build-1</meta:generator>
  </office:meta>
</office:document-meta>
</file>